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da2d" officeooo:paragraph-rsid="0009da2d"/>
    </style:style>
    <style:style style:name="T1" style:family="text">
      <style:text-properties officeooo:rsid="000b15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r de fete <text:span text:style-name="T1">llss sss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2:10:00.671523708</meta:creation-date>
    <dc:date>2024-05-06T12:11:31.641477767</dc:date>
    <meta:editing-duration>PT1M3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5" meta:character-count="22" meta:non-whitespace-character-count="17"/>
  </office:meta>
</office:document-meta>
</file>